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or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postValidatedForm( ValidatedName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howBasic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or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dNameForm.validate( ActionMapping actionMapping , HttpServletRequest httpServletRequest , ActionMessages action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postOutputForm( Name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postBasicForm( Name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howValidated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howOutpu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